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259000096F400007EEBE443EA73.svm"/>
  <manifest:file-entry manifest:media-type="" manifest:full-path="Pictures/200000070000474D00000F1C6DAA9C8B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style:text-autospace="none"/>
      <style:text-properties style:font-name="Times New Roman1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4" style:family="paragraph" style:parent-style-name="Standard">
      <style:paragraph-properties fo:text-align="justify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TimesNewRomanPSMT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Times New Roman" fo:font-size="10pt" style:font-name-asian="TimesNewRomanPS-BoldMT" style:font-size-asian="10pt" style:font-name-complex="TimesNewRomanPS-BoldMT" style:font-size-complex="10pt"/>
    </style:style>
    <style:style style:name="P7" style:family="paragraph" style:parent-style-name="Standard">
      <style:paragraph-properties fo:text-align="justify" style:justify-single-word="false" style:text-autospace="none">
        <style:tab-stops>
          <style:tab-stop style:position="6.826cm"/>
        </style:tab-stops>
      </style:paragraph-properties>
      <style:text-properties style:font-name="Times New Roman" fo:font-size="10pt" style:font-name-asian="TimesNewRomanPS-BoldMT" style:font-size-asian="10pt" style:font-name-complex="TimesNewRomanPS-BoldMT" style:font-size-complex="10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9" style:family="paragraph" style:parent-style-name="Standard">
      <style:paragraph-properties style:text-autospace="none"/>
      <style:text-properties style:font-name="Times New Roman1" fo:font-size="10pt" style:font-name-asian="TimesNewRomanPS-BoldMT" style:font-size-asian="10pt" style:font-name-complex="TimesNewRomanPS-BoldMT" style:font-size-complex="10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Times New Roman1" fo:font-size="10pt" style:font-name-asian="TimesNewRomanPS-BoldMT" style:font-size-asian="10pt" style:font-name-complex="TimesNewRomanPS-BoldMT" style:font-size-complex="10pt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Times New Roman1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Times New Roman1" fo:font-size="12pt" style:font-name-asian="TimesNewRomanPS-BoldMT" style:font-size-asian="12pt" style:font-name-complex="TimesNewRomanPS-BoldMT" style:font-size-complex="12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14" style:family="paragraph" style:parent-style-name="Standard">
      <style:paragraph-properties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15" style:family="paragraph" style:parent-style-name="Standard">
      <style:paragraph-properties fo:text-align="justify" style:justify-single-word="false" style:text-autospace="non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Times New Roman1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17" style:family="paragraph" style:parent-style-name="Standard">
      <style:paragraph-properties style:text-autospace="none"/>
      <style:text-properties style:font-name="Times New Roman1" fo:font-size="9pt" style:font-name-asian="OpenSymbol" style:font-size-asian="9pt" style:font-name-complex="OpenSymbol" style:font-size-complex="9pt"/>
    </style:style>
    <style:style style:name="P18" style:family="paragraph" style:parent-style-name="Standard">
      <style:paragraph-properties fo:text-align="justify" style:justify-single-word="false" style:text-autospace="none"/>
      <style:text-properties style:font-name="TimesNewRomanPS-BoldMT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19" style:family="paragraph" style:parent-style-name="Standard" style:list-style-name="L1">
      <style:paragraph-properties fo:text-align="justify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20" style:family="paragraph" style:parent-style-name="Standard" style:list-style-name="L2">
      <style:paragraph-properties fo:text-align="justify" style:justify-single-word="false" style:text-autospace="none"/>
      <style:text-properties style:font-name="Times New Roman1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21" style:family="paragraph" style:parent-style-name="Standard">
      <style:paragraph-properties fo:text-align="justify" style:justify-single-word="false" style:text-autospace="none"/>
      <style:text-properties style:font-name="Times New Roman1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22" style:family="paragraph" style:parent-style-name="Standard" style:list-style-name="L2">
      <style:paragraph-properties fo:text-align="justify" style:justify-single-word="false" style:text-autospace="none"/>
      <style:text-properties style:font-name="Times New Roman1" fo:font-size="12pt" style:font-name-asian="TimesNewRomanPS-BoldMT" style:font-size-asian="12pt" style:font-name-complex="TimesNewRomanPS-BoldMT" style:font-size-complex="12pt"/>
    </style:style>
    <style:style style:name="P23" style:family="paragraph" style:parent-style-name="Standard">
      <style:paragraph-properties fo:text-align="justify" style:justify-single-word="false" style:text-autospace="none"/>
      <style:text-properties style:font-name="Times New Roman1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24" style:family="paragraph" style:parent-style-name="Standard" style:list-style-name="L3">
      <style:paragraph-properties fo:text-align="start" style:justify-single-word="false"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name-asian="TimesNewRomanPSMT" style:font-size-asian="12pt" style:font-name-complex="TimesNewRomanPSM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5" style:family="text">
      <style:text-properties style:font-name="OpenSymbol" fo:font-size="9pt" style:font-name-asian="OpenSymbol" style:font-size-asian="9pt" style:font-name-complex="OpenSymbol" style:font-size-complex="9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NewRomanPSMT" style:font-weight-asian="bold" style:font-name-complex="TimesNewRomanPSMT" style:font-weight-complex="bold"/>
    </style:style>
    <style:style style:name="T8" style:family="text">
      <style:text-properties fo:font-weight="normal" style:font-name-asian="TimesNewRomanPSMT" style:font-weight-asian="normal" style:font-name-complex="TimesNewRomanPSM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/text:p>
      <text:p text:style-name="P4"><text:tab/>Lors des Tds et Tps de systèmes embarqués, vous allez apprendre à développer des applications sur microprocesseurs.</text:p>
      <text:p text:style-name="P4">La chaine de développement est la suivante :</text:p>
      <text:p text:style-name="P4"/>
      <text:p text:style-name="P4"/>
      <text:p text:style-name="P4"><draw:frame draw:style-name="fr1" draw:name="images1" text:anchor-type="paragraph" svg:width="15.979cm" svg:height="3.602cm" draw:z-index="0"><draw:image xlink:href="Pictures/200000070000474D00000F1C6DAA9C8B.svm" xlink:type="simple" xlink:show="embed" xlink:actuate="onLoad"/></draw:frame></text:p>
      <text:p text:style-name="P4"/>
      <text:p text:style-name="P4">Le microcontrôleur utilisé est le PIC 18F4550 de la société MICROCHIP.</text:p>
      <text:p text:style-name="P4"/>
      <text:p text:style-name="P4"/>
      <text:p text:style-name="P4"/>
      <text:p text:style-name="P7"><text:span text:style-name="T1">Q1 : </text:span><text:span text:style-name="T2">Test d'un programme. <text:s/>Ouvrir le projet TD1 sous MPLAB et le construire (build). Le fichier obtenu pour les test est un fichier du type « HEX ». Ouvrir PROTEUS</text:span></text:p>
      <text:p text:style-name="P8">et saisir le schéma suivant :</text:p>
      <text:p text:style-name="P8"><draw:frame draw:style-name="fr2" draw:name="images2" text:anchor-type="paragraph" svg:x="2.926cm" svg:y="0.418cm" svg:width="12.155cm" svg:height="6.948cm" draw:z-index="1"><draw:image xlink:href="Pictures/20000259000096F400007EEBE443EA73.svm" xlink:type="simple" xlink:show="embed" xlink:actuate="onLoad"/></draw:frame></text:p>
      <text:p text:style-name="P4"/>
      <text:p text:style-name="P4">Dans les propriétés du microcontrôleur :</text:p>
      <text:p text:style-name="P4"/>
      <text:p text:style-name="P2"><text:span text:style-name="T5"><text:tab/>– <text:s text:c="2"/></text:span><text:span text:style-name="T3">désactiver le « chien de garde » (Enable WatchDog timer : No)</text:span></text:p>
      <text:p text:style-name="P2"><text:span text:style-name="T5"><text:tab/>– <text:s text:c="2"/></text:span><text:span text:style-name="T3">fixer la fréquence à 4 MHz</text:span></text:p>
      <text:list xml:id="list2043755319773088609" text:style-name="L1">
        <text:list-item>
          <text:list>
            <text:list-item>
              <text:p text:style-name="P19">charger le programme de test</text:p>
              <text:p text:style-name="P19"/>
            </text:list-item>
          </text:list>
        </text:list-item>
      </text:list>
      <text:p text:style-name="P4">Lancer la simulation et décrire le fonctionnement du programme.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5"/>
      <text:p text:style-name="P6"><text:span text:style-name="T1">Q2: </text:span><text:span text:style-name="T2">Modifier le programme pour avoir une fréquence de fonctionnement de 1s précise. Étudier la documentation de la fonction Delay10KTCYx() <text:s text:c="2"/>(voir dans C:\MCC18\doc l'aide hlpC18Lib).</text:span></text:p>
      <text:p text:style-name="P8">Pour le réglage précis, on doit <text:s/>faire une simulation directement sous MPLAB :</text:p>
      <text:p text:style-name="P8"/>
      <text:p text:style-name="P8"><text:tab/>Debugger → Select Tool → MPLAB SIM</text:p>
      <text:p text:style-name="P8"/>
      <text:p text:style-name="P8"><text:tab/>Debugger → Settings... → 4 MHz </text:p>
      <text:p text:style-name="P8"/>
      <text:p text:style-name="P8"><text:tab/>Debugger → StopWatch</text:p>
      <text:p text:style-name="P8"/>
      <text:p text:style-name="P8">A l'aide du fonctionnement Pas à Pas, on est capable d'ajuster le temps d'exécution avec la fenêtre StopWatch</text:p>
      <text:p text:style-name="P8"/>
      <text:p text:style-name="P8"/>
      <text:p text:style-name="P8"><text:s text:c="2"/>A quoi sert l'instruction <text:s/>« TRISB » <text:s/></text:p>
      <text:p text:style-name="P18"/>
      <text:p text:style-name="P18"/>
      <text:p text:style-name="P15"/>
      <text:p text:style-name="P15"/>
      <text:p text:style-name="P12"><text:span text:style-name="T6">Q3 : </text:span><text:span text:style-name="T8">Tester maintenant <text:s/>votre programme sur la carte VELLEMAN. Pour faire cela :</text:span></text:p>
      <text:p text:style-name="P16"/>
      <text:list xml:id="list2430162085898012319" text:style-name="L2">
        <text:list-item>
          <text:list>
            <text:list-item>
              <text:p text:style-name="P20">brancher la carte VELLEMAN sur un port USB du PC</text:p>
            </text:list-item>
            <text:list-item>
              <text:p text:style-name="P20">démarrer HIDBootLoader (dans le répertoire APPLI)</text:p>
            </text:list-item>
            <text:list-item>
              <text:p text:style-name="P20">ouvrir le fichier HEX du projet et programmer la carte</text:p>
            </text:list-item>
            <text:list-item>
              <text:p text:style-name="P22"><text:span text:style-name="T8">démarrer l'application sur la carte (débrancher le port USB et rebrancher en maintenant le bouton </text:span><text:span text:style-name="T7">inp1 </text:span><text:span text:style-name="T8">enfoncé.</text:span></text:p>
            </text:list-item>
          </text:list>
        </text:list-item>
      </text:list>
      <text:p text:style-name="P16"/>
      <text:p text:style-name="P16"/>
      <text:p text:style-name="P10"><text:span text:style-name="T1">Q4 : </text:span><text:span text:style-name="T4">En utilisant les fonctions de gestions du temps étudiées en Q2, écrire la fonction :</text:span></text:p>
      <text:p text:style-name="P16"/>
      <text:p text:style-name="P16">void Delayms(int time) <text:s/>ou on passe le temps d'attente en ms. </text:p>
      <text:p text:style-name="P16"/>
      <text:p text:style-name="P16">Tester cette fonction</text:p>
      <text:p text:style-name="P16"/>
      <text:p text:style-name="P11"><text:span text:style-name="T1">Q5: </text:span><text:span text:style-name="T3">Changer le fichier source du projet (td1-p2.c). Le logiciel Proteus nous permet de réaliser une co-simulation matériel/logiciel. Pour ceci, changer l'outil de simulation dans MPLAB (Proteus VSM vs MPLAB SIM) . Une fenêtre avec votre schéma apparaît (après l'avoir chargé!). Mettre un point d'arrêt dans le main et lancer la simulation. Vous pouvez déboguer le programme en pas à pas <text:s/></text:span></text:p>
      <text:p text:style-name="P23"/>
      <text:p text:style-name="P16"/>
      <text:p text:style-name="P10"><text:span text:style-name="T1">Q6 : </text:span><text:span text:style-name="T4">On souhaite modifier l'application pour faire varier le sens de défilement du chenillard en</text:span></text:p>
      <text:p text:style-name="P13">fonction d'un bouton poussoir. Modifier le schéma de PROTEUS (tenir compte de la compatibilité</text:p>
      <text:p text:style-name="P14">avec la carte VELLEMAN). Écrire le programme, mettre au point sur PROTEUS, et tester au final sur la carte. On utilisera le composant LOGICSTATE pour simuler le bouton poussoir.</text:p>
      <text:p text:style-name="P14"/>
      <text:p text:style-name="P14"><text:soft-page-break/></text:p>
      <text:p text:style-name="P9"><text:span text:style-name="T1">Q7 : </text:span><text:span text:style-name="T2">Application complète. On souhaite utiliser deux boutons poussoir :</text:span></text:p>
      <text:p text:style-name="P14"/>
      <text:list xml:id="list6656575380068492577" text:style-name="L3">
        <text:list-item>
          <text:p text:style-name="P24">un pour changer le sens de défilement</text:p>
        </text:list-item>
        <text:list-item>
          <text:p text:style-name="P24">un pour changer la vitesse de défilement (deux possibles).</text:p>
        </text:list-item>
      </text:list>
      <text:p text:style-name="P13"/>
      <text:p text:style-name="P13"/>
      <text:p text:style-name="P13"><text:span text:style-name="T6">Q8 : </text:span>Changer le fichier source du projet (td1-p3.c) et utiliser le schéma td1-p3.dsn sous PROTEUS pour la simulation. A l'aide du source et du débogage, expliquer le fonctionnement de la gestion d'un clavier matricé.</text:p>
      <text:p text:style-name="P13"/>
      <text:p text:style-name="P13"><text:span text:style-name="T6">Q9 :</text:span> On souhaite utiliser un clavier avec 4 colonnes (KEYPAD-SMALLCALC). Faire le câblage et modifier la fonction gest_clav() en conséquence. </text:p>
      <text:p text:style-name="P17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style:text-autospace="none"/>
      <style:text-properties style:font-name="Times New Roman1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Q2S4<text:tab/>Systèmes embarqués<text:tab/>TD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3T13:25:01.50</meta:creation-date>
    <dc:date>2015-01-21T14:36:48.16</dc:date>
    <meta:editing-duration>PT1H13M26S</meta:editing-duration>
    <meta:editing-cycles>4</meta:editing-cycles>
    <meta:generator>OpenOffice.org/3.4.1$Win32 OpenOffice.org_project/341m1$Build-9593</meta:generator>
    <meta:document-statistic meta:table-count="0" meta:image-count="2" meta:object-count="0" meta:page-count="3" meta:paragraph-count="36" meta:word-count="494" meta:character-count="2977"/>
  </office:meta>
</office:document-meta>
</file>